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>
      <style:table-cell-properties fo:background-color="#ffcc99"/>
      <style:text-properties style:text-position=""/>
    </style:style>
    <style:style style:name="ce3" style:family="table-cell" style:parent-style-name="Default">
      <style:table-cell-properties fo:background-color="#bddd8d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 style:data-style-name="N84"/>
  </office:automatic-styles>
  <office:body>
    <office:spreadsheet>
      <table:table table:name="G.Mars7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Working out cycles in stock ABX: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Larger cycles: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G.Mars moving every 72 degrees.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Date:</text:p>
          </table:table-cell>
          <table:table-cell office:value-type="string">
            <text:p>High or Low</text:p>
          </table:table-cell>
          <table:table-cell office:value-type="string">
            <text:p>Price:</text:p>
          </table:table-cell>
          <table:table-cell office:value-type="string">
            <text:p>Planet:</text:p>
          </table:table-cell>
          <table:table-cell office:value-type="string">
            <text:p>G.Trop Longitude.</text:p>
          </table:table-cell>
          <table:table-cell/>
          <table:table-cell office:value-type="string">
            <text:p>Theoretical</text:p>
          </table:table-cell>
          <table:table-cell office:value-type="string">
            <text:p>Increm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hu</text:p>
          </table:table-cell>
          <table:table-cell table:style-name="ce1" office:value-type="date" office:date-value="2011-04-21">
            <text:p>2011-04-21</text:p>
          </table:table-cell>
          <table:table-cell office:value-type="string">
            <text:p>H</text:p>
          </table:table-cell>
          <table:table-cell office:value-type="float" office:value="55.74">
            <text:p>55.74</text:p>
          </table:table-cell>
          <table:table-cell office:value-type="string">
            <text:p>G.Mars</text:p>
          </table:table-cell>
          <table:table-cell office:value-type="float" office:value="15">
            <text:p>15</text:p>
          </table:table-cell>
          <table:table-cell office:value-type="string">
            <text:p>15 Aries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ri</text:p>
          </table:table-cell>
          <table:table-cell table:style-name="ce1" office:value-type="date" office:date-value="2011-07-29">
            <text:p>2011-07-29</text:p>
          </table:table-cell>
          <table:table-cell office:value-type="string">
            <text:p>L</text:p>
          </table:table-cell>
          <table:table-cell office:value-type="float" office:value="47.28">
            <text:p>47.28</text:p>
          </table:table-cell>
          <table:table-cell office:value-type="string">
            <text:p>G.Mars</text:p>
          </table:table-cell>
          <table:table-cell office:value-type="float" office:value="87">
            <text:p>87</text:p>
          </table:table-cell>
          <table:table-cell office:value-type="string">
            <text:p>27 Gem.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ri</text:p>
          </table:table-cell>
          <table:table-cell table:style-name="ce1" office:value-type="date" office:date-value="2011-12-02">
            <text:p>2011-12-02</text:p>
          </table:table-cell>
          <table:table-cell office:value-type="string">
            <text:p>H</text:p>
          </table:table-cell>
          <table:table-cell office:value-type="float" office:value="53.14">
            <text:p>53.14</text:p>
          </table:table-cell>
          <table:table-cell office:value-type="string">
            <text:p>G.Mars</text:p>
          </table:table-cell>
          <table:table-cell office:value-type="float" office:value="160">
            <text:p>160</text:p>
          </table:table-cell>
          <table:table-cell office:value-type="string">
            <text:p>10 Virgo</text:p>
          </table:table-cell>
          <table:table-cell office:value-type="float" office:value="159">
            <text:p>15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ue</text:p>
          </table:table-cell>
          <table:table-cell table:style-name="ce1" office:value-type="date" office:date-value="2012-01-24">
            <text:p>2012-01-24</text:p>
          </table:table-cell>
          <table:table-cell office:value-type="string">
            <text:p>L</text:p>
          </table:table-cell>
          <table:table-cell office:value-type="float" office:value="45.3">
            <text:p>45.3</text:p>
          </table:table-cell>
          <table:table-cell table:style-name="ce2" office:value-type="string">
            <text:p>G.Mars Retro</text:p>
          </table:table-cell>
          <table:table-cell office:value-type="float" office:value="173">
            <text:p>173</text:p>
          </table:table-cell>
          <table:table-cell office:value-type="string">
            <text:p>23 Virgo</text:p>
          </table:table-cell>
          <table:table-cell table:number-columns-repeated="2"/>
          <table:table-cell office:value-type="string">
            <text:p>&lt;--- This turn may or may not be caused by G.Mars retrograde.</text:p>
          </table:table-cell>
        </table:table-row>
        <table:table-row table:style-name="ro1">
          <table:table-cell table:number-columns-repeated="2"/>
          <table:table-cell office:value-type="string">
            <text:p>Wed</text:p>
          </table:table-cell>
          <table:table-cell table:style-name="ce1" office:value-type="date" office:date-value="2012-03-14">
            <text:p>2012-03-14</text:p>
          </table:table-cell>
          <table:table-cell office:value-type="string">
            <text:p>L</text:p>
          </table:table-cell>
          <table:table-cell office:value-type="float" office:value="42.72">
            <text:p>42.72</text:p>
          </table:table-cell>
          <table:table-cell office:value-type="string">
            <text:p>G.Mars</text:p>
          </table:table-cell>
          <table:table-cell office:value-type="float" office:value="159.54">
            <text:p>159.54</text:p>
          </table:table-cell>
          <table:table-cell office:value-type="string">
            <text:p>9 Virgo 3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hu</text:p>
          </table:table-cell>
          <table:table-cell table:style-name="ce1" office:value-type="date" office:date-value="2012-04-12">
            <text:p>2012-04-12</text:p>
          </table:table-cell>
          <table:table-cell office:value-type="string">
            <text:p>H</text:p>
          </table:table-cell>
          <table:table-cell office:value-type="float" office:value="42.44">
            <text:p>42.44</text:p>
          </table:table-cell>
          <table:table-cell office:value-type="string">
            <text:p>G.Mars</text:p>
          </table:table-cell>
          <table:table-cell office:value-type="float" office:value="153.7">
            <text:p>153.7</text:p>
          </table:table-cell>
          <table:table-cell office:value-type="string">
            <text:p>3 Virgo 41</text:p>
          </table:table-cell>
          <table:table-cell table:number-columns-repeated="2"/>
          <table:table-cell office:value-type="string">
            <text:p>&lt;--- May or may not be related to G.Mars direct near this date. <text:s/>Need to see if going direct causes an inversion...</text:p>
          </table:table-cell>
        </table:table-row>
        <table:table-row table:style-name="ro1">
          <table:table-cell table:number-columns-repeated="2"/>
          <table:table-cell office:value-type="string">
            <text:p>Sat</text:p>
          </table:table-cell>
          <table:table-cell table:style-name="ce1" office:value-type="date" office:date-value="2012-04-14">
            <text:p>2012-04-14</text:p>
          </table:table-cell>
          <table:table-cell table:number-columns-repeated="2"/>
          <table:table-cell table:style-name="ce3" office:value-type="string">
            <text:p>G.Mars Direct</text:p>
          </table:table-cell>
          <table:table-cell office:value-type="float" office:value="153.66">
            <text:p>153.66</text:p>
          </table:table-cell>
          <table:table-cell office:value-type="string">
            <text:p>3 Virgo 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ed</text:p>
          </table:table-cell>
          <table:table-cell table:style-name="ce1" office:value-type="date" office:date-value="2012-05-16">
            <text:p>2012-05-16</text:p>
          </table:table-cell>
          <table:table-cell office:value-type="string">
            <text:p>L</text:p>
          </table:table-cell>
          <table:table-cell office:value-type="float" office:value="34.82">
            <text:p>34.82</text:p>
          </table:table-cell>
          <table:table-cell office:value-type="string">
            <text:p>G.Mars</text:p>
          </table:table-cell>
          <table:table-cell office:value-type="float" office:value="159.2">
            <text:p>159.2</text:p>
          </table:table-cell>
          <table:table-cell office:value-type="string">
            <text:p>9 Virgo 12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ri</text:p>
          </table:table-cell>
          <table:table-cell table:style-name="ce1" office:value-type="date" office:date-value="2012-09-21">
            <text:p>2012-09-21</text:p>
          </table:table-cell>
          <table:table-cell office:value-type="string">
            <text:p>H</text:p>
          </table:table-cell>
          <table:table-cell office:value-type="float" office:value="43.19">
            <text:p>43.19</text:p>
          </table:table-cell>
          <table:table-cell office:value-type="string">
            <text:p>G.Mars</text:p>
          </table:table-cell>
          <table:table-cell office:value-type="float" office:value="229.16">
            <text:p>229.16</text:p>
          </table:table-cell>
          <table:table-cell office:value-type="string">
            <text:p>19 Sco 10</text:p>
          </table:table-cell>
          <table:table-cell office:value-type="float" office:value="231">
            <text:p>23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ri</text:p>
          </table:table-cell>
          <table:table-cell table:style-name="ce1" office:value-type="date" office:date-value="2012-12-28">
            <text:p>2012-12-28</text:p>
          </table:table-cell>
          <table:table-cell office:value-type="string">
            <text:p>L</text:p>
          </table:table-cell>
          <table:table-cell office:value-type="float" office:value="34.01">
            <text:p>34.01</text:p>
          </table:table-cell>
          <table:table-cell office:value-type="string">
            <text:p>G.Mars</text:p>
          </table:table-cell>
          <table:table-cell office:value-type="float" office:value="302.02">
            <text:p>302.02</text:p>
          </table:table-cell>
          <table:table-cell office:value-type="string">
            <text:p>2 Aqu 01</text:p>
          </table:table-cell>
          <table:table-cell office:value-type="float" office:value="303">
            <text:p>30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hu (weekend)</text:p>
          </table:table-cell>
          <table:table-cell table:style-name="ce1" office:value-type="date" office:date-value="2013-03-28">
            <text:p>2013-03-28</text:p>
          </table:table-cell>
          <table:table-cell office:value-type="string">
            <text:p>H</text:p>
          </table:table-cell>
          <table:table-cell office:value-type="float" office:value="29.46">
            <text:p>29.46</text:p>
          </table:table-cell>
          <table:table-cell office:value-type="string">
            <text:p>G.Mars</text:p>
          </table:table-cell>
          <table:table-cell office:value-type="float" office:value="12.6">
            <text:p>12.6</text:p>
          </table:table-cell>
          <table:table-cell office:value-type="string">
            <text:p>12 Aries 36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n (weekend)</text:p>
          </table:table-cell>
          <table:table-cell table:style-name="ce1" office:value-type="date" office:date-value="2013-04-01">
            <text:p>2013-04-01</text:p>
          </table:table-cell>
          <table:table-cell office:value-type="string">
            <text:p>H</text:p>
          </table:table-cell>
          <table:table-cell office:value-type="float" office:value="29.39">
            <text:p>29.39</text:p>
          </table:table-cell>
          <table:table-cell office:value-type="string">
            <text:p>G.Mars</text:p>
          </table:table-cell>
          <table:table-cell office:value-type="float" office:value="15.67">
            <text:p>15.67</text:p>
          </table:table-cell>
          <table:table-cell office:value-type="string">
            <text:p>15 Aries 4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Mon</text:p>
          </table:table-cell>
          <table:table-cell table:style-name="ce1" office:value-type="date" office:date-value="2013-07-08">
            <text:p>2013-07-08</text:p>
          </table:table-cell>
          <table:table-cell office:value-type="string">
            <text:p>L</text:p>
          </table:table-cell>
          <table:table-cell office:value-type="float" office:value="13.73">
            <text:p>13.73</text:p>
          </table:table-cell>
          <table:table-cell office:value-type="string">
            <text:p>G.Mars</text:p>
          </table:table-cell>
          <table:table-cell office:value-type="float" office:value="86.6">
            <text:p>86.6</text:p>
          </table:table-cell>
          <table:table-cell office:value-type="string">
            <text:p>26 Gem 37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ue</text:p>
          </table:table-cell>
          <table:table-cell table:style-name="ce1" office:value-type="date" office:date-value="2013-07-09">
            <text:p>2013-07-09</text:p>
          </table:table-cell>
          <table:table-cell office:value-type="string">
            <text:p>L</text:p>
          </table:table-cell>
          <table:table-cell office:value-type="float" office:value="13.85">
            <text:p>13.85</text:p>
          </table:table-cell>
          <table:table-cell office:value-type="string">
            <text:p>G.Mars</text:p>
          </table:table-cell>
          <table:table-cell office:value-type="float" office:value="87.3">
            <text:p>87.3</text:p>
          </table:table-cell>
          <table:table-cell office:value-type="string">
            <text:p>27 Gem 18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Wed</text:p>
          </table:table-cell>
          <table:table-cell table:style-name="ce1" office:value-type="date" office:date-value="2013-10-30">
            <text:p>2013-10-30</text:p>
          </table:table-cell>
          <table:table-cell office:value-type="string">
            <text:p>H</text:p>
          </table:table-cell>
          <table:table-cell office:value-type="float" office:value="20.53">
            <text:p>20.53</text:p>
          </table:table-cell>
          <table:table-cell office:value-type="string">
            <text:p>G.Mars</text:p>
          </table:table-cell>
          <table:table-cell office:value-type="float" office:value="158.9">
            <text:p>158.9</text:p>
          </table:table-cell>
          <table:table-cell office:value-type="string">
            <text:p>8 Vir 54</text:p>
          </table:table-cell>
          <table:table-cell office:value-type="float" office:value="159">
            <text:p>15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at</text:p>
          </table:table-cell>
          <table:table-cell table:style-name="ce1" office:value-type="date" office:date-value="2014-03-01">
            <text:p>2014-03-01</text:p>
          </table:table-cell>
          <table:table-cell table:number-columns-repeated="2" office:value-type="string">
            <text:p>&lt;FUTURE&gt;</text:p>
          </table:table-cell>
          <table:table-cell table:style-name="ce2" office:value-type="string">
            <text:p>G.Mars Retro</text:p>
          </table:table-cell>
          <table:table-cell office:value-type="float" office:value="207.52">
            <text:p>207.52</text:p>
          </table:table-cell>
          <table:table-cell office:value-type="string">
            <text:p>27 Lib 31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ue</text:p>
          </table:table-cell>
          <table:table-cell table:style-name="ce1" office:value-type="date" office:date-value="2014-05-20">
            <text:p>2014-05-20</text:p>
          </table:table-cell>
          <table:table-cell table:number-columns-repeated="2" office:value-type="string">
            <text:p>&lt;FUTURE&gt;</text:p>
          </table:table-cell>
          <table:table-cell table:style-name="ce3" office:value-type="string">
            <text:p>G.Mars Direct</text:p>
          </table:table-cell>
          <table:table-cell office:value-type="float" office:value="189">
            <text:p>189</text:p>
          </table:table-cell>
          <table:table-cell office:value-type="string">
            <text:p>9 Lib 1.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un</text:p>
          </table:table-cell>
          <table:table-cell table:style-name="ce1" office:value-type="date" office:date-value="2014-08-31">
            <text:p>2014-08-31</text:p>
          </table:table-cell>
          <table:table-cell office:value-type="string">
            <text:p>L?</text:p>
          </table:table-cell>
          <table:table-cell office:value-type="string">
            <text:p>&lt;FUTURE&gt;</text:p>
          </table:table-cell>
          <table:table-cell office:value-type="string">
            <text:p>G.Mars</text:p>
          </table:table-cell>
          <table:table-cell office:value-type="float" office:value="231">
            <text:p>231</text:p>
          </table:table-cell>
          <table:table-cell office:value-type="string">
            <text:p>21 Sco</text:p>
          </table:table-cell>
          <table:table-cell office:value-type="float" office:value="231">
            <text:p>23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ue</text:p>
          </table:table-cell>
          <table:table-cell table:style-name="ce1" office:value-type="date" office:date-value="2014-12-09">
            <text:p>2014-12-09</text:p>
          </table:table-cell>
          <table:table-cell office:value-type="string">
            <text:p>H?</text:p>
          </table:table-cell>
          <table:table-cell office:value-type="string">
            <text:p>&lt;FUTURE&gt;</text:p>
          </table:table-cell>
          <table:table-cell office:value-type="string">
            <text:p>G.Mars</text:p>
          </table:table-cell>
          <table:table-cell office:value-type="float" office:value="303">
            <text:p>303</text:p>
          </table:table-cell>
          <table:table-cell office:value-type="string">
            <text:p>3 Aqu</text:p>
          </table:table-cell>
          <table:table-cell office:value-type="float" office:value="303">
            <text:p>30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.Earth40" table:style-name="ta1">
        <table:table-column table:style-name="co1" table:default-cell-style-name="Default"/>
        <table:table-row table:style-name="ro2">
          <table:table-cell/>
        </table:table-row>
      </table:table>
      <table:table table:name="G.Jupiter20" table:style-name="ta1">
        <table:table-column table:style-name="co1" table:default-cell-style-name="Default"/>
        <table:table-row table:style-name="ro2">
          <table:table-cell/>
        </table:table-row>
      </table:table>
      <table:table table:name="G.Jupiter5" table:style-name="ta1">
        <table:table-column table:style-name="co1" table:default-cell-style-name="Default"/>
        <table:table-row table:style-name="ro2">
          <table:table-cell/>
        </table:table-row>
      </table:table>
      <table:table table:name="G.Mars9" table:style-name="ta1">
        <table:table-column table:style-name="co1" table:number-columns-repeated="10" table:default-cell-style-name="Default"/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G.Mars moving every 9 degrees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ate:</text:p>
          </table:table-cell>
          <table:table-cell office:value-type="string">
            <text:p>High or Low</text:p>
          </table:table-cell>
          <table:table-cell office:value-type="string">
            <text:p>Price:</text:p>
          </table:table-cell>
          <table:table-cell office:value-type="string">
            <text:p>Planet:</text:p>
          </table:table-cell>
          <table:table-cell office:value-type="string">
            <text:p>G.Trop Longitude.</text:p>
          </table:table-cell>
          <table:table-cell/>
          <table:table-cell office:value-type="string">
            <text:p>Theoretical</text:p>
          </table:table-cell>
          <table:table-cell office:value-type="string">
            <text:p>Increment</text:p>
          </table:table-cell>
        </table:table-row>
        <table:table-row table:style-name="ro1">
          <table:table-cell table:number-columns-repeated="2"/>
          <table:table-cell table:style-name="ce5" office:value-type="date" office:date-value="2013-07-10">
            <text:p>2013-07-10</text:p>
          </table:table-cell>
          <table:table-cell office:value-type="string">
            <text:p>L</text:p>
          </table:table-cell>
          <table:table-cell office:value-type="float" office:value="13.79">
            <text:p>13.79</text:p>
          </table:table-cell>
          <table:table-cell office:value-type="string">
            <text:p>G.Mars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88?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date" office:date-value="2013-07-23">
            <text:p>2013-07-23</text:p>
          </table:table-cell>
          <table:table-cell office:value-type="string">
            <text:p>H</text:p>
          </table:table-cell>
          <table:table-cell office:value-type="float" office:value="18.15">
            <text:p>18.15</text:p>
          </table:table-cell>
          <table:table-cell office:value-type="string">
            <text:p>G.Mars</text:p>
          </table:table-cell>
          <table:table-cell office:value-type="float" office:value="96.74">
            <text:p>96.74</text:p>
          </table:table-cell>
          <table:table-cell/>
          <table:table-cell office:value-type="float" office:value="97">
            <text:p>97</text:p>
          </table:table-cell>
          <table:table-cell office:value-type="float" office:value="9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07:3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1-19T16:55:36</meta:creation-date>
    <dc:date>2014-01-21T20:20:20</dc:date>
    <dc:creator>Ryan </dc:creator>
    <meta:editing-duration>PT4H27M40S</meta:editing-duration>
    <meta:editing-cycles>13</meta:editing-cycles>
    <meta:generator>LibreOffice/3.6$Linux_X86_64 LibreOffice_project/360m1$Build-304</meta:generator>
    <meta:document-statistic meta:table-count="5" meta:cell-count="191" meta:object-count="0"/>
  </office:meta>
</office:document-meta>
</file>